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307cm" style:rel-column-width="12751*"/>
    </style:style>
    <style:style style:name="Table2.B" style:family="table-column">
      <style:table-column-properties style:column-width="13.693cm" style:rel-column-width="52784*"/>
    </style:style>
    <style:style style:name="Table2.1" style:family="table-row">
      <style:table-row-properties style:min-row-height="0.196cm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dddddd" fo:padding="0.097cm" fo:border-left="0.05pt solid #729fcf" fo:border-right="none" fo:border-top="0.05pt solid #729fcf" fo:border-bottom="0.05pt solid #729fcf" style:writing-mode="page">
        <style:background-image/>
      </style:table-cell-properties>
    </style:style>
    <style:style style:name="Table2.B1" style:family="table-cell">
      <style:table-cell-properties style:vertical-align="" fo:background-color="#dddddd" fo:padding="0.097cm" fo:border-left="none" fo:border-right="0.05pt solid #729fcf" fo:border-top="0.05pt solid #729fcf" fo:border-bottom="0.05pt solid #729fcf" style:writing-mode="page">
        <style:background-image/>
      </style:table-cell-properties>
    </style:style>
    <style:style style:name="Table2.A2" style:family="table-cell">
      <style:table-cell-properties fo:padding="0.097cm" fo:border-left="0.05pt solid #729fcf" fo:border-right="none" fo:border-top="none" fo:border-bottom="0.05pt solid #729fcf"/>
    </style:style>
    <style:style style:name="Table2.B2" style:family="table-cell">
      <style:table-cell-properties fo:padding="0.097cm" fo:border-left="none" fo:border-right="0.05pt solid #729fcf" fo:border-top="none" fo:border-bottom="0.05pt solid #729fcf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07cm" style:rel-column-width="12751*"/>
    </style:style>
    <style:style style:name="Table1.B" style:family="table-column">
      <style:table-column-properties style:column-width="13.693cm" style:rel-column-width="52784*"/>
    </style:style>
    <style:style style:name="Table1.1" style:family="table-row">
      <style:table-row-properties style:min-row-height="0.19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0.51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eeeeee" fo:padding="0.097cm" fo:border-left="none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none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none" fo:border-right="0.05pt solid #000000" fo:border-top="none" fo:border-bottom="0.05pt solid #000000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17cm" style:rel-column-width="65535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17cm" style:rel-column-width="65535*"/>
    </style:style>
    <style:style style:name="Table8.1" style:family="table-row">
      <style:table-row-properties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17cm" style:rel-column-width="65535*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17cm" style:rel-column-width="6553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dddddd" fo:padding="0.097cm" fo:border="0.05pt solid #000000" style:writing-mode="page">
        <style:background-image/>
      </style:table-cell-properties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999999" fo:font-size="10pt" fo:font-style="italic" officeooo:rsid="00306b78" officeooo:paragraph-rsid="00306b78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color="#336699" style:font-name="Liberation Mono" fo:font-size="10pt" fo:font-weight="bold" officeooo:rsid="00093c44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style:font-name="Liberation Sans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Liberation Sans" fo:font-size="8pt" fo:font-weight="bold" officeooo:paragraph-rsid="000ec6c8" style:font-size-asian="8pt" style:font-weight-asian="bold" style:font-size-complex="8pt" style:font-weight-complex="bold"/>
    </style:style>
    <style:style style:name="P7" style:family="paragraph" style:parent-style-name="Standard">
      <style:text-properties style:use-window-font-color="true" style:font-name="Liberation Sans" fo:font-size="11pt" fo:font-weight="bold" officeooo:rsid="0015c5b1" officeooo:paragraph-rsid="0015c5b1" style:font-size-asian="11pt" style:font-weight-asian="bold" style:font-size-complex="11pt" style:font-weight-complex="bold"/>
    </style:style>
    <style:style style:name="P8" style:family="paragraph" style:parent-style-name="Standard">
      <style:text-properties style:use-window-font-color="true" style:font-name="Liberation Sans" fo:font-size="11pt" fo:font-weight="bold" officeooo:rsid="0015c5b1" officeooo:paragraph-rsid="00162eca" style:font-size-asian="11pt" style:font-weight-asian="bold" style:font-size-complex="11pt" style:font-weight-complex="bold"/>
    </style:style>
    <style:style style:name="P9" style:family="paragraph" style:parent-style-name="Standard">
      <style:text-properties style:use-window-font-color="true" style:font-name="Liberation Sans" fo:font-size="11pt" fo:font-weight="bold" officeooo:rsid="0020f0a5" officeooo:paragraph-rsid="0020f0a5" style:font-size-asian="11pt" style:font-weight-asian="bold" style:font-size-complex="11pt" style:font-weight-complex="bold"/>
    </style:style>
    <style:style style:name="P10" style:family="paragraph" style:parent-style-name="Standard">
      <style:text-properties style:use-window-font-color="true" style:font-name="Liberation Sans" fo:font-size="11pt" fo:font-weight="bold" officeooo:rsid="0022e991" officeooo:paragraph-rsid="0022e991" style:font-size-asian="11pt" style:font-weight-asian="bold" style:font-size-complex="11pt" style:font-weight-complex="bold"/>
    </style:style>
    <style:style style:name="P11" style:family="paragraph" style:parent-style-name="Standard">
      <style:text-properties style:use-window-font-color="true" style:font-name="Liberation Sans" fo:font-size="11pt" fo:font-weight="bold" officeooo:rsid="002758e2" officeooo:paragraph-rsid="002758e2" style:font-size-asian="11pt" style:font-weight-asian="bold" style:font-size-complex="11pt" style:font-weight-complex="bold"/>
    </style:style>
    <style:style style:name="P12" style:family="paragraph" style:parent-style-name="Standard">
      <style:text-properties style:use-window-font-color="true" style:font-name="Liberation Sans" fo:font-size="11pt" fo:font-weight="bold" officeooo:rsid="002758e2" officeooo:paragraph-rsid="002c429f" style:font-size-asian="11pt" style:font-weight-asian="bold" style:font-size-complex="11pt" style:font-weight-complex="bold"/>
    </style:style>
    <style:style style:name="P13" style:family="paragraph" style:parent-style-name="Standard">
      <style:text-properties style:use-window-font-color="true" style:font-name="Liberation Sans" fo:font-size="11pt" fo:font-weight="bold" officeooo:rsid="002b4409" officeooo:paragraph-rsid="002b4409" style:font-size-asian="11pt" style:font-weight-asian="bold" style:font-size-complex="11pt" style:font-weight-complex="bold"/>
    </style:style>
    <style:style style:name="P14" style:family="paragraph" style:parent-style-name="Standard">
      <style:text-properties officeooo:paragraph-rsid="002c429f"/>
    </style:style>
    <style:style style:name="P15" style:family="paragraph" style:parent-style-name="Standard">
      <style:text-properties fo:font-size="14pt" officeooo:paragraph-rsid="0015c5b1" style:font-size-asian="12.25pt" style:font-size-complex="14pt"/>
    </style:style>
    <style:style style:name="P16" style:family="paragraph" style:parent-style-name="Standard">
      <style:text-properties fo:font-size="14pt" officeooo:paragraph-rsid="0020f0a5" style:font-size-asian="12.25pt" style:font-size-complex="14pt"/>
    </style:style>
    <style:style style:name="P17" style:family="paragraph" style:parent-style-name="Standard">
      <style:text-properties fo:font-size="14pt" officeooo:paragraph-rsid="0022e991" style:font-size-asian="12.25pt" style:font-size-complex="14pt"/>
    </style:style>
    <style:style style:name="P18" style:family="paragraph" style:parent-style-name="Standard">
      <style:text-properties fo:font-size="14pt" officeooo:paragraph-rsid="002758e2" style:font-size-asian="12.25pt" style:font-size-complex="14pt"/>
    </style:style>
    <style:style style:name="P19" style:family="paragraph" style:parent-style-name="Standard">
      <style:text-properties fo:font-size="14pt" officeooo:paragraph-rsid="002c429f" style:font-size-asian="12.25pt" style:font-size-complex="14pt"/>
    </style:style>
    <style:style style:name="P20" style:family="paragraph" style:parent-style-name="Heading">
      <style:text-properties fo:font-size="10pt" fo:font-weight="bold" style:font-size-asian="10pt" style:font-weight-asian="bold" style:font-size-complex="10pt" style:font-weight-complex="bold"/>
    </style:style>
    <style:style style:name="P21" style:family="paragraph" style:parent-style-name="Heading">
      <style:text-properties fo:font-size="10pt" fo:font-weight="bold" officeooo:paragraph-rsid="0020f0a5" style:font-size-asian="10pt" style:font-weight-asian="bold" style:font-size-complex="10pt" style:font-weight-complex="bold"/>
    </style:style>
    <style:style style:name="P22" style:family="paragraph" style:parent-style-name="Heading">
      <style:text-properties fo:font-size="10pt" fo:font-weight="bold" officeooo:paragraph-rsid="0022e991" style:font-size-asian="10pt" style:font-weight-asian="bold" style:font-size-complex="10pt" style:font-weight-complex="bold"/>
    </style:style>
    <style:style style:name="P23" style:family="paragraph" style:parent-style-name="Heading">
      <style:text-properties fo:font-size="10pt" fo:font-weight="bold" officeooo:paragraph-rsid="002758e2" style:font-size-asian="10pt" style:font-weight-asian="bold" style:font-size-complex="10pt" style:font-weight-complex="bold"/>
    </style:style>
    <style:style style:name="P24" style:family="paragraph" style:parent-style-name="Heading">
      <style:text-properties fo:font-size="10pt" fo:font-weight="bold" officeooo:paragraph-rsid="002b4409" style:font-size-asian="10pt" style:font-weight-asian="bold" style:font-size-complex="10pt" style:font-weight-complex="bold"/>
    </style:style>
    <style:style style:name="P25" style:family="paragraph" style:parent-style-name="Heading">
      <style:text-properties fo:font-size="10pt" fo:font-weight="bold" officeooo:paragraph-rsid="002c429f" style:font-size-asian="10pt" style:font-weight-asian="bold" style:font-size-complex="10pt" style:font-weight-complex="bold"/>
    </style:style>
    <style:style style:name="P26" style:family="paragraph" style:parent-style-name="Heading">
      <style:text-properties style:font-name="Liberation Sans" fo:font-size="10pt" fo:font-weight="bold" officeooo:rsid="001816a6" officeooo:paragraph-rsid="001816a6" style:font-size-asian="10pt" style:font-weight-asian="bold" style:font-size-complex="10pt" style:font-weight-complex="bold"/>
    </style:style>
    <style:style style:name="P27" style:family="paragraph" style:parent-style-name="Heading">
      <style:text-properties style:font-name="Liberation Sans" fo:font-size="10pt" fo:font-weight="bold" officeooo:rsid="001816a6" officeooo:paragraph-rsid="002758e2" style:font-size-asian="10pt" style:font-weight-asian="bold" style:font-size-complex="10pt" style:font-weight-complex="bold"/>
    </style:style>
    <style:style style:name="P28" style:family="paragraph" style:parent-style-name="Text_20_body">
      <style:text-properties officeooo:paragraph-rsid="00093c44"/>
    </style:style>
    <style:style style:name="P29" style:family="paragraph" style:parent-style-name="Text_20_body">
      <style:text-properties officeooo:rsid="00093c44" officeooo:paragraph-rsid="00093c44"/>
    </style:style>
    <style:style style:name="P30" style:family="paragraph" style:parent-style-name="Text_20_body">
      <style:text-properties officeooo:paragraph-rsid="00306b78"/>
    </style:style>
    <style:style style:name="P31" style:family="paragraph" style:parent-style-name="Text_20_body">
      <style:text-properties fo:font-size="10pt" officeooo:rsid="00306b78" officeooo:paragraph-rsid="00306b78" style:font-size-asian="10pt" style:font-size-complex="10pt"/>
    </style:style>
    <style:style style:name="P32" style:family="paragraph" style:parent-style-name="Preformatted_20_Text">
      <style:text-properties fo:font-size="12pt" style:font-size-asian="12pt" style:font-size-complex="12pt"/>
    </style:style>
    <style:style style:name="P33" style:family="paragraph" style:parent-style-name="Preformatted_20_Text">
      <style:text-properties officeooo:rsid="001095c6" officeooo:paragraph-rsid="001095c6"/>
    </style:style>
    <style:style style:name="P34" style:family="paragraph" style:parent-style-name="Preformatted_20_Text">
      <style:text-properties fo:color="#336699" fo:font-weight="bold" style:font-weight-asian="bold" style:font-weight-complex="bold"/>
    </style:style>
    <style:style style:name="P35" style:family="paragraph" style:parent-style-name="Preformatted_20_Text">
      <style:text-properties fo:color="#336699" fo:font-weight="bold" officeooo:rsid="001095c6" officeooo:paragraph-rsid="001095c6" style:font-weight-asian="bold" style:font-weight-complex="bold"/>
    </style:style>
    <style:style style:name="P36" style:family="paragraph" style:parent-style-name="Preformatted_20_Text">
      <style:text-properties style:font-name="Liberation Serif"/>
    </style:style>
    <style:style style:name="P37" style:family="paragraph" style:parent-style-name="Preformatted_20_Text">
      <style:text-properties style:font-name="Liberation Serif" officeooo:rsid="001095c6" officeooo:paragraph-rsid="001095c6"/>
    </style:style>
    <style:style style:name="P38" style:family="paragraph" style:parent-style-name="Preformatted_20_Text">
      <style:text-properties style:font-name="Liberation Serif" fo:font-size="10pt" officeooo:rsid="00162eca" officeooo:paragraph-rsid="00162eca" style:font-size-asian="10pt" style:font-size-complex="10pt"/>
    </style:style>
    <style:style style:name="P39" style:family="paragraph" style:parent-style-name="Preformatted_20_Text">
      <style:text-properties style:font-name="Liberation Serif" fo:font-size="10pt" officeooo:rsid="00162eca" officeooo:paragraph-rsid="0020f0a5" style:font-size-asian="10pt" style:font-size-complex="10pt"/>
    </style:style>
    <style:style style:name="P40" style:family="paragraph" style:parent-style-name="Preformatted_20_Text">
      <style:text-properties style:font-name="Liberation Serif" fo:font-size="10pt" officeooo:rsid="00162eca" officeooo:paragraph-rsid="0022e991" style:font-size-asian="10pt" style:font-size-complex="10pt"/>
    </style:style>
    <style:style style:name="P41" style:family="paragraph" style:parent-style-name="Preformatted_20_Text">
      <style:text-properties style:font-name="Liberation Serif" fo:font-size="10pt" officeooo:rsid="00162eca" officeooo:paragraph-rsid="002cba88" style:font-size-asian="10pt" style:font-size-complex="10pt"/>
    </style:style>
    <style:style style:name="P42" style:family="paragraph" style:parent-style-name="Preformatted_20_Text">
      <style:text-properties style:font-name="Liberation Serif" fo:font-size="10pt" officeooo:rsid="001816a6" officeooo:paragraph-rsid="001816a6" style:font-size-asian="10pt" style:font-size-complex="10pt"/>
    </style:style>
    <style:style style:name="P43" style:family="paragraph" style:parent-style-name="Preformatted_20_Text">
      <style:text-properties style:font-name="Liberation Serif" fo:font-size="10pt" officeooo:rsid="001816a6" officeooo:paragraph-rsid="0020f0a5" style:font-size-asian="10pt" style:font-size-complex="10pt"/>
    </style:style>
    <style:style style:name="P44" style:family="paragraph" style:parent-style-name="Preformatted_20_Text">
      <style:text-properties style:font-name="Liberation Serif" fo:font-size="10pt" officeooo:rsid="001816a6" officeooo:paragraph-rsid="0022e991" style:font-size-asian="10pt" style:font-size-complex="10pt"/>
    </style:style>
    <style:style style:name="P45" style:family="paragraph" style:parent-style-name="Preformatted_20_Text">
      <style:text-properties style:font-name="Liberation Serif" fo:font-size="10pt" officeooo:rsid="001816a6" officeooo:paragraph-rsid="002758e2" style:font-size-asian="10pt" style:font-size-complex="10pt"/>
    </style:style>
    <style:style style:name="P46" style:family="paragraph" style:parent-style-name="Preformatted_20_Text">
      <style:text-properties style:font-name="Liberation Serif" fo:font-size="10pt" officeooo:rsid="001816a6" officeooo:paragraph-rsid="002b4409" style:font-size-asian="10pt" style:font-size-complex="10pt"/>
    </style:style>
    <style:style style:name="P47" style:family="paragraph" style:parent-style-name="Preformatted_20_Text">
      <style:text-properties style:font-name="Liberation Serif" fo:font-size="10pt" officeooo:rsid="002075e4" officeooo:paragraph-rsid="0020f0a5" style:font-size-asian="10pt" style:font-size-complex="10pt"/>
    </style:style>
    <style:style style:name="P48" style:family="paragraph" style:parent-style-name="Preformatted_20_Text">
      <style:text-properties style:font-name="Liberation Serif" fo:font-size="10pt" officeooo:rsid="0020f0a5" officeooo:paragraph-rsid="0020f0a5" style:font-size-asian="10pt" style:font-size-complex="10pt"/>
    </style:style>
    <style:style style:name="P49" style:family="paragraph" style:parent-style-name="Preformatted_20_Text">
      <style:text-properties style:font-name="Liberation Serif" fo:font-size="10pt" officeooo:rsid="00247f6e" officeooo:paragraph-rsid="002d642d" style:font-size-asian="10pt" style:font-size-complex="10pt"/>
    </style:style>
    <style:style style:name="P50" style:family="paragraph" style:parent-style-name="Preformatted_20_Text">
      <style:text-properties style:font-name="Liberation Serif" fo:font-size="10pt" officeooo:rsid="001095c6" officeooo:paragraph-rsid="0028e06a" style:font-size-asian="10pt" style:font-size-complex="10pt"/>
    </style:style>
    <style:style style:name="P51" style:family="paragraph" style:parent-style-name="Preformatted_20_Text">
      <style:text-properties style:font-name="Liberation Serif" fo:font-size="10pt" officeooo:rsid="001095c6" officeooo:paragraph-rsid="002c429f" style:font-size-asian="10pt" style:font-size-complex="10pt"/>
    </style:style>
    <style:style style:name="P52" style:family="paragraph" style:parent-style-name="Preformatted_20_Text">
      <style:text-properties style:font-name="Liberation Serif" fo:font-size="10pt" officeooo:rsid="001095c6" officeooo:paragraph-rsid="002cba88" style:font-size-asian="10pt" style:font-size-complex="10pt"/>
    </style:style>
    <style:style style:name="P53" style:family="paragraph" style:parent-style-name="Preformatted_20_Text">
      <style:text-properties style:font-name="Liberation Serif" fo:font-size="10pt" officeooo:rsid="0028e06a" officeooo:paragraph-rsid="0028e06a" style:font-size-asian="10pt" style:font-size-complex="10pt"/>
    </style:style>
    <style:style style:name="P54" style:family="paragraph" style:parent-style-name="Preformatted_20_Text">
      <style:text-properties style:font-name="Liberation Serif" fo:font-size="10pt" officeooo:rsid="002b522a" officeooo:paragraph-rsid="002b522a" style:font-size-asian="10pt" style:font-size-complex="10pt"/>
    </style:style>
    <style:style style:name="P55" style:family="paragraph" style:parent-style-name="Preformatted_20_Text">
      <style:text-properties style:font-name="Liberation Serif" fo:font-size="10pt" officeooo:rsid="002b522a" officeooo:paragraph-rsid="002b4409" style:font-size-asian="10pt" style:font-size-complex="10pt"/>
    </style:style>
    <style:style style:name="P56" style:family="paragraph" style:parent-style-name="Preformatted_20_Text">
      <style:text-properties style:font-name="Liberation Serif" fo:font-size="10pt" officeooo:rsid="002c429f" officeooo:paragraph-rsid="002c429f" style:font-size-asian="10pt" style:font-size-complex="10pt"/>
    </style:style>
    <style:style style:name="P57" style:family="paragraph" style:parent-style-name="Preformatted_20_Text">
      <style:text-properties style:font-name="Liberation Serif" fo:font-size="10pt" officeooo:rsid="0015c5b1" officeooo:paragraph-rsid="002cba88" style:font-size-asian="10pt" style:font-size-complex="10pt"/>
    </style:style>
    <style:style style:name="P58" style:family="paragraph" style:parent-style-name="Preformatted_20_Text">
      <style:text-properties style:font-name="Liberation Serif" fo:font-size="10pt" officeooo:rsid="002cba88" officeooo:paragraph-rsid="002cba88" style:font-size-asian="10pt" style:font-size-complex="10pt"/>
    </style:style>
    <style:style style:name="P59" style:family="paragraph" style:parent-style-name="Preformatted_20_Text">
      <style:text-properties style:font-name="Liberation Mono" fo:font-size="10pt" officeooo:rsid="00162eca" officeooo:paragraph-rsid="001816a6" style:font-size-asian="10pt" style:font-size-complex="10pt"/>
    </style:style>
    <style:style style:name="P60" style:family="paragraph" style:parent-style-name="Preformatted_20_Text">
      <style:text-properties style:font-name="Liberation Mono" fo:font-size="10pt" officeooo:rsid="00162eca" officeooo:paragraph-rsid="0020f0a5" style:font-size-asian="10pt" style:font-size-complex="10pt"/>
    </style:style>
    <style:style style:name="P61" style:family="paragraph" style:parent-style-name="Preformatted_20_Text">
      <style:text-properties style:font-name="Liberation Mono" fo:font-size="10pt" officeooo:rsid="00162eca" officeooo:paragraph-rsid="0022e991" style:font-size-asian="10pt" style:font-size-complex="10pt"/>
    </style:style>
    <style:style style:name="P62" style:family="paragraph" style:parent-style-name="Preformatted_20_Text">
      <style:text-properties style:font-name="Liberation Mono" fo:font-size="10pt" officeooo:rsid="00162eca" officeooo:paragraph-rsid="002758e2" style:font-size-asian="10pt" style:font-size-complex="10pt"/>
    </style:style>
    <style:style style:name="P63" style:family="paragraph" style:parent-style-name="Preformatted_20_Text">
      <style:text-properties style:font-name="Liberation Mono" fo:font-size="10pt" officeooo:rsid="00162eca" officeooo:paragraph-rsid="002b4409" style:font-size-asian="10pt" style:font-size-complex="10pt"/>
    </style:style>
    <style:style style:name="P64" style:family="paragraph" style:parent-style-name="Preformatted_20_Text">
      <style:text-properties style:font-name="Liberation Mono" fo:font-size="10pt" officeooo:rsid="00162eca" officeooo:paragraph-rsid="002c429f" style:font-size-asian="10pt" style:font-size-complex="10pt"/>
    </style:style>
    <style:style style:name="P65" style:family="paragraph" style:parent-style-name="Preformatted_20_Text">
      <style:text-properties style:font-name="Liberation Mono" fo:font-size="10pt" officeooo:rsid="002b522a" officeooo:paragraph-rsid="002b522a" style:font-size-asian="10pt" style:font-size-complex="10pt"/>
    </style:style>
    <style:style style:name="P66" style:family="paragraph" style:parent-style-name="Preformatted_20_Text">
      <style:text-properties style:font-name="Liberation Mono" fo:font-size="10pt" officeooo:rsid="002b522a" officeooo:paragraph-rsid="00326ad3" style:font-size-asian="10pt" style:font-size-complex="10pt"/>
    </style:style>
    <style:style style:name="P67" style:family="paragraph" style:parent-style-name="Preformatted_20_Text">
      <style:text-properties style:font-name="Liberation Mono" fo:font-size="10pt" fo:font-weight="normal" officeooo:rsid="00162eca" officeooo:paragraph-rsid="001cf693" style:font-size-asian="10pt" style:font-weight-asian="normal" style:font-size-complex="10pt" style:font-weight-complex="normal"/>
    </style:style>
    <style:style style:name="P68" style:family="paragraph" style:parent-style-name="Preformatted_20_Text">
      <style:text-properties style:font-name="Liberation Mono" fo:font-size="10pt" fo:font-weight="normal" officeooo:rsid="00162eca" officeooo:paragraph-rsid="002b4409" style:font-size-asian="10pt" style:font-weight-asian="normal" style:font-size-complex="10pt" style:font-weight-complex="normal"/>
    </style:style>
    <style:style style:name="P69" style:family="paragraph" style:parent-style-name="Preformatted_20_Text">
      <style:text-properties style:font-name="Liberation Mono" fo:font-size="10pt" fo:font-weight="normal" officeooo:rsid="001816a6" officeooo:paragraph-rsid="001cf693" style:font-size-asian="10pt" style:font-weight-asian="normal" style:font-size-complex="10pt" style:font-weight-complex="normal"/>
    </style:style>
    <style:style style:name="P70" style:family="paragraph" style:parent-style-name="Preformatted_20_Text">
      <style:text-properties fo:font-size="10pt" officeooo:rsid="00162eca" officeooo:paragraph-rsid="0020f0a5" style:font-size-asian="10pt" style:font-size-complex="10pt"/>
    </style:style>
    <style:style style:name="P71" style:family="paragraph" style:parent-style-name="Preformatted_20_Text">
      <style:text-properties fo:font-size="10pt" officeooo:rsid="00162eca" officeooo:paragraph-rsid="0022e991" style:font-size-asian="10pt" style:font-size-complex="10pt"/>
    </style:style>
    <style:style style:name="P72" style:family="paragraph" style:parent-style-name="Preformatted_20_Text">
      <style:text-properties fo:font-size="10pt" officeooo:rsid="00162eca" officeooo:paragraph-rsid="002758e2" style:font-size-asian="10pt" style:font-size-complex="10pt"/>
    </style:style>
    <style:style style:name="P73" style:family="paragraph" style:parent-style-name="Preformatted_20_Text">
      <style:text-properties fo:font-size="10pt" officeooo:rsid="00162eca" officeooo:paragraph-rsid="002b522a" style:font-size-asian="10pt" style:font-size-complex="10pt"/>
    </style:style>
    <style:style style:name="P74" style:family="paragraph" style:parent-style-name="Preformatted_20_Text">
      <style:text-properties fo:font-size="10pt" officeooo:rsid="00162eca" officeooo:paragraph-rsid="00162eca" style:font-size-asian="10pt" style:font-size-complex="10pt"/>
    </style:style>
    <style:style style:name="P75" style:family="paragraph" style:parent-style-name="Preformatted_20_Text">
      <style:text-properties fo:font-size="10pt" officeooo:rsid="00162eca" officeooo:paragraph-rsid="002c429f" style:font-size-asian="10pt" style:font-size-complex="10pt"/>
    </style:style>
    <style:style style:name="P76" style:family="paragraph" style:parent-style-name="Preformatted_20_Text">
      <style:text-properties fo:font-size="10pt" officeooo:paragraph-rsid="00162eca" style:font-size-asian="10pt" style:font-size-complex="10pt"/>
    </style:style>
    <style:style style:name="P77" style:family="paragraph" style:parent-style-name="Preformatted_20_Text">
      <style:text-properties fo:font-size="10pt" officeooo:paragraph-rsid="0020f0a5" style:font-size-asian="10pt" style:font-size-complex="10pt"/>
    </style:style>
    <style:style style:name="P78" style:family="paragraph" style:parent-style-name="Preformatted_20_Text">
      <style:text-properties fo:font-size="10pt" officeooo:paragraph-rsid="0022e991" style:font-size-asian="10pt" style:font-size-complex="10pt"/>
    </style:style>
    <style:style style:name="P79" style:family="paragraph" style:parent-style-name="Preformatted_20_Text">
      <style:text-properties fo:font-size="10pt" officeooo:paragraph-rsid="002758e2" style:font-size-asian="10pt" style:font-size-complex="10pt"/>
    </style:style>
    <style:style style:name="P80" style:family="paragraph" style:parent-style-name="Preformatted_20_Text">
      <style:text-properties fo:font-size="10pt" officeooo:paragraph-rsid="002b4409" style:font-size-asian="10pt" style:font-size-complex="10pt"/>
    </style:style>
    <style:style style:name="P81" style:family="paragraph" style:parent-style-name="Preformatted_20_Text">
      <style:text-properties fo:font-size="10pt" officeooo:paragraph-rsid="002c429f" style:font-size-asian="10pt" style:font-size-complex="10pt"/>
    </style:style>
    <style:style style:name="P82" style:family="paragraph" style:parent-style-name="Preformatted_20_Text">
      <style:text-properties style:use-window-font-color="true" style:font-name="Liberation Serif" fo:font-size="10pt" fo:font-weight="normal" officeooo:rsid="0028e06a" officeooo:paragraph-rsid="0028e06a" style:font-size-asian="10pt" style:font-weight-asian="normal" style:font-size-complex="10pt" style:font-weight-complex="normal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officeooo:paragraph-rsid="00306b78"/>
    </style:style>
    <style:style style:name="P84" style:family="paragraph" style:parent-style-name="Text_20_body">
      <style:paragraph-properties fo:margin-top="0cm" fo:margin-bottom="0cm" loext:contextual-spacing="false"/>
      <style:text-properties officeooo:rsid="00093c44" officeooo:paragraph-rsid="00306b78"/>
    </style:style>
    <style:style style:name="P85" style:family="paragraph" style:parent-style-name="Text_20_body">
      <style:paragraph-properties fo:margin-top="0cm" fo:margin-bottom="0cm" loext:contextual-spacing="false"/>
      <style:text-properties officeooo:rsid="0015c5b1" officeooo:paragraph-rsid="0015c5b1"/>
    </style:style>
    <style:style style:name="P86" style:family="paragraph" style:parent-style-name="Heading_20_1">
      <style:paragraph-properties fo:margin-left="0cm" fo:margin-right="0cm" fo:text-indent="0cm" style:auto-text-indent="false"/>
      <style:text-properties fo:font-size="20pt" officeooo:paragraph-rsid="003643d4" style:font-size-asian="20pt" style:font-size-complex="20pt"/>
    </style:style>
    <style:style style:name="P87" style:family="paragraph" style:parent-style-name="Heading_20_3">
      <style:text-properties officeooo:rsid="00093c44" officeooo:paragraph-rsid="00093c44"/>
    </style:style>
    <style:style style:name="P88" style:family="paragraph" style:parent-style-name="Heading_20_3">
      <style:text-properties officeooo:rsid="00093c44" officeooo:paragraph-rsid="000adffa"/>
    </style:style>
    <style:style style:name="P89" style:family="paragraph" style:parent-style-name="Heading_20_3">
      <style:text-properties officeooo:paragraph-rsid="000ec6c8"/>
    </style:style>
    <style:style style:name="T1" style:family="text">
      <style:text-properties officeooo:rsid="00313944"/>
    </style:style>
    <style:style style:name="T2" style:family="text">
      <style:text-properties officeooo:rsid="003467c3"/>
    </style:style>
    <style:style style:name="T3" style:family="text">
      <style:text-properties officeooo:rsid="00093c44"/>
    </style:style>
    <style:style style:name="T4" style:family="text">
      <style:text-properties style:font-name="Liberation Mono"/>
    </style:style>
    <style:style style:name="T5" style:family="text">
      <style:text-properties style:font-name="Liberation Mono" officeooo:rsid="00093c44"/>
    </style:style>
    <style:style style:name="T6" style:family="text">
      <style:text-properties style:font-name="Liberation Mono" officeooo:rsid="0022e991"/>
    </style:style>
    <style:style style:name="T7" style:family="text">
      <style:text-properties style:font-name="Liberation Mono" officeooo:rsid="002c429f"/>
    </style:style>
    <style:style style:name="T8" style:family="text">
      <style:text-properties style:font-name="Liberation Mono" fo:language="en" fo:country="US" officeooo:rsid="002cba88"/>
    </style:style>
    <style:style style:name="T9" style:family="text">
      <style:text-properties style:font-name="Liberation Mono" officeooo:rsid="002075e4"/>
    </style:style>
    <style:style style:name="T10" style:family="text">
      <style:text-properties style:font-name="Liberation Mono" officeooo:rsid="0037d7b8"/>
    </style:style>
    <style:style style:name="T11" style:family="text">
      <style:text-properties officeooo:rsid="000ce4ab"/>
    </style:style>
    <style:style style:name="T12" style:family="text">
      <style:text-properties officeooo:rsid="000ec6c8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816a6"/>
    </style:style>
    <style:style style:name="T15" style:family="text">
      <style:text-properties style:font-name="Liberation Serif" officeooo:rsid="0020f0a5"/>
    </style:style>
    <style:style style:name="T16" style:family="text">
      <style:text-properties style:font-name="Liberation Serif" officeooo:rsid="001095c6"/>
    </style:style>
    <style:style style:name="T17" style:family="text">
      <style:text-properties style:font-name="Liberation Serif" officeooo:rsid="002075e4"/>
    </style:style>
    <style:style style:name="T18" style:family="text">
      <style:text-properties style:font-name="Liberation Serif" officeooo:rsid="0022e991"/>
    </style:style>
    <style:style style:name="T19" style:family="text">
      <style:text-properties style:font-name="Liberation Serif" officeooo:rsid="0028e06a"/>
    </style:style>
    <style:style style:name="T20" style:family="text">
      <style:text-properties style:font-name="Liberation Serif" officeooo:rsid="002b4409"/>
    </style:style>
    <style:style style:name="T21" style:family="text">
      <style:text-properties style:font-name="Liberation Serif" officeooo:rsid="002c429f"/>
    </style:style>
    <style:style style:name="T22" style:family="text">
      <style:text-properties style:font-name="Liberation Serif" officeooo:rsid="002ceb2d"/>
    </style:style>
    <style:style style:name="T23" style:family="text">
      <style:text-properties officeooo:rsid="00136a35"/>
    </style:style>
    <style:style style:name="T24" style:family="text">
      <style:text-properties officeooo:rsid="0015c5b1"/>
    </style:style>
    <style:style style:name="T25" style:family="text">
      <style:text-properties officeooo:rsid="00162eca"/>
    </style:style>
    <style:style style:name="T26" style:family="text">
      <style:text-properties officeooo:rsid="001816a6"/>
    </style:style>
    <style:style style:name="T27" style:family="text">
      <style:text-properties officeooo:rsid="002075e4"/>
    </style:style>
    <style:style style:name="T28" style:family="text">
      <style:text-properties officeooo:rsid="0020f0a5"/>
    </style:style>
    <style:style style:name="T29" style:family="text">
      <style:text-properties officeooo:rsid="001095c6"/>
    </style:style>
    <style:style style:name="T30" style:family="text">
      <style:text-properties officeooo:rsid="0022e991"/>
    </style:style>
    <style:style style:name="T31" style:family="text">
      <style:text-properties officeooo:rsid="0028e06a"/>
    </style:style>
    <style:style style:name="T32" style:family="text">
      <style:text-properties officeooo:rsid="002a31dd"/>
    </style:style>
    <style:style style:name="T33" style:family="text">
      <style:text-properties style:use-window-font-color="true" style:font-name="Liberation Serif" fo:font-weight="normal" style:font-weight-asian="normal" style:font-weight-complex="normal"/>
    </style:style>
    <style:style style:name="T34" style:family="text">
      <style:text-properties style:use-window-font-color="true" style:font-name="Liberation Serif" fo:font-weight="normal" officeooo:rsid="0028e06a" style:font-weight-asian="normal" style:font-weight-complex="normal"/>
    </style:style>
    <style:style style:name="T35" style:family="text">
      <style:text-properties style:use-window-font-color="true" style:font-name="Liberation Serif" fo:font-weight="normal" officeooo:rsid="002c429f" style:font-weight-asian="normal" style:font-weight-complex="normal"/>
    </style:style>
    <style:style style:name="T36" style:family="text">
      <style:text-properties style:use-window-font-color="true" style:font-name="Liberation Mono" officeooo:rsid="0028e06a"/>
    </style:style>
    <style:style style:name="T37" style:family="text">
      <style:text-properties style:use-window-font-color="true" style:font-name="Liberation Mono" fo:font-weight="normal" officeooo:rsid="0028e06a" style:font-weight-asian="normal" style:font-weight-complex="normal"/>
    </style:style>
    <style:style style:name="T38" style:family="text">
      <style:text-properties fo:font-size="10pt" officeooo:rsid="00306b78" style:font-size-asian="10pt" style:font-size-complex="10pt"/>
    </style:style>
    <style:style style:name="T39" style:family="text">
      <style:text-properties fo:font-size="10pt" officeooo:rsid="003643d4" style:font-size-asian="10pt" style:font-size-complex="10pt"/>
    </style:style>
    <style:style style:name="T40" style:family="text">
      <style:text-properties fo:font-size="10pt" officeooo:rsid="0037d7b8" style:font-size-asian="10pt" style:font-size-complex="10pt"/>
    </style:style>
    <style:style style:name="T41" style:family="text">
      <style:text-properties officeooo:rsid="002c429f"/>
    </style:style>
    <style:style style:name="T42" style:family="text">
      <style:text-properties officeooo:rsid="002cba88"/>
    </style:style>
    <style:style style:name="T43" style:family="text">
      <style:text-properties fo:language="en" fo:country="US" officeooo:rsid="002cba88"/>
    </style:style>
    <style:style style:name="T44" style:family="text">
      <style:text-properties officeooo:rsid="002d642d"/>
    </style:style>
    <style:style style:name="T45" style:family="text">
      <style:text-properties officeooo:rsid="002f6ccd"/>
    </style:style>
    <style:style style:name="T46" style:family="text">
      <style:text-properties officeooo:rsid="00326ad3"/>
    </style:style>
    <style:style style:name="T47" style:family="text">
      <style:text-properties fo:font-style="normal" officeooo:rsid="00326ad3" style:font-style-asian="normal" style:font-style-complex="normal"/>
    </style:style>
    <style:style style:name="T48" style:family="text">
      <style:text-properties officeooo:rsid="0037d7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6" text:outline-level="1">Class <text:span text:style-name="T3">BluetoothHelper</text:span></text:h>
      <text:p text:style-name="P83"><text:span text:style-name="T39">Version </text:span><text:span text:style-name="T38">1.0.</text:span><text:span text:style-name="T40">2</text:span></text:p>
      <text:p text:style-name="P31"/>
      <text:p text:style-name="P32">public class <text:span text:style-name="T3">BluetoothHelper</text:span></text:p>
      <text:p text:style-name="Preformatted_20_Text"/>
      <text:p text:style-name="P28">This Java Class implements an easy message-based Bluetooth wireless comunication layer between an <text:span text:style-name="Strong_20_Emphasis">Android device</text:span> (the client) and a <text:span text:style-name="Strong_20_Emphasis">Microcontroller</text:span> (the server).<text:line-break/>Using this class you can Connect, Disconnect, Send String messages, Receive String messages via Listener (<text:span text:style-name="T45">best</text:span> way) or with explicit polling, automatically reconnect and check the status of your Bluetooth connection in a simple and thread-safe way.</text:p>
      <text:p text:style-name="P30">The actual work of <text:span text:style-name="T3">BluetoothHelper</text:span> is performed <text:span text:style-name="T3">opening a</text:span> <text:span text:style-name="T5">Bluetooth</text:span><text:span text:style-name="Source_20_Text"><text:span text:style-name="T4">Socket</text:span></text:span> class <text:span text:style-name="T3">and using a </text:span><text:span text:style-name="T5">InputStream</text:span><text:span text:style-name="T3"> and a </text:span><text:span text:style-name="T5">OutputStream</text:span><text:span text:style-name="T3"> to pass data. Each message that you write is first put in a </text:span><text:span text:style-name="T5">LinkedBlockingQueue</text:span><text:span text:style-name="T3"> and then asynchronously sent by the write thread</text:span>. <text:span text:style-name="T3">You can choose how to manage incoming messages: you can attach a Listener in order to receive notifications, or you can explicit Read messages on request.</text:span></text:p>
      <text:p text:style-name="P84">Connection, reading and writing <text:span text:style-name="T11">processes</text:span> <text:span text:style-name="T11">are</text:span> as<text:span text:style-name="T11">y</text:span>nchronously made using 3 separated Threads.</text:p>
      <text:p text:style-name="P85">This Class is compatible with Android 4.0+</text:p>
      <text:p text:style-name="P29"/>
      <text:h text:style-name="P87" text:outline-level="3">Constructor Summary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5">Constructor and Description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>BluetoothHelper()</text:p>
            <text:p text:style-name="P4">Creates an unconnected <text:span text:style-name="T23">Bluetooth helper</text:span>.</text:p>
          </table:table-cell>
        </table:table-row>
      </table:table>
      <text:h text:style-name="P88" text:outline-level="3"/>
      <text:h text:style-name="P88" text:outline-level="3">Method Summary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odifier <text:span text:style-name="T12">and Type</text:span></text:p>
          </table:table-cell>
          <table:table-cell table:style-name="Table1.B1" office:value-type="string">
            <text:p text:style-name="P6"><text:span text:style-name="T12">Method</text:span> and Description</text:p>
          </table:table-cell>
        </table:table-row>
        <table:table-row table:style-name="Table1.2">
          <table:table-cell table:style-name="Table1.A8" office:value-type="string">
            <text:p text:style-name="P33">void</text:p>
          </table:table-cell>
          <table:table-cell table:style-name="Table1.B8" office:value-type="string">
            <text:p text:style-name="P35">ClearBuffer()</text:p>
            <text:p text:style-name="P37">Clear all pending incoming and <text:span text:style-name="T42">outcoming </text:span>messages.</text:p>
          </table:table-cell>
        </table:table-row>
        <table:table-row table:style-name="Table1.2">
          <table:table-cell table:style-name="Table1.A3" office:value-type="string">
            <text:p text:style-name="Preformatted_20_Text">void</text:p>
          </table:table-cell>
          <table:table-cell table:style-name="Table1.B3" office:value-type="string">
            <text:p text:style-name="P34">Connect(String DeviceName)</text:p>
            <text:p text:style-name="P36">Connects to the remote server with the specified name.</text:p>
          </table:table-cell>
        </table:table-row>
        <table:table-row>
          <table:table-cell table:style-name="Table1.A8" office:value-type="string">
            <text:p text:style-name="P33">void</text:p>
          </table:table-cell>
          <table:table-cell table:style-name="Table1.B8" office:value-type="string">
            <text:p text:style-name="P35">Disconnect()</text:p>
            <text:p text:style-name="P37">Closes the connection.</text:p>
          </table:table-cell>
        </table:table-row>
        <table:table-row>
          <table:table-cell table:style-name="Table1.A3" office:value-type="string">
            <text:p text:style-name="P33">void</text:p>
          </table:table-cell>
          <table:table-cell table:style-name="Table1.B3" office:value-type="string">
            <text:p text:style-name="P35">Disconnect(boolean ClearBuffer)</text:p>
            <text:p text:style-name="P37">Closes the connection, clearing all pending messages if specified.</text:p>
          </table:table-cell>
        </table:table-row>
        <table:table-row>
          <table:table-cell table:style-name="Table1.A8" office:value-type="string">
            <text:p text:style-name="P33">boolean</text:p>
          </table:table-cell>
          <table:table-cell table:style-name="Table1.B8" office:value-type="string">
            <text:p text:style-name="P35">isConnected()</text:p>
            <text:p text:style-name="P37">Returns the connection state.</text:p>
          </table:table-cell>
        </table:table-row>
        <table:table-row>
          <table:table-cell table:style-name="Table1.A3" office:value-type="string">
            <text:p text:style-name="P33">String</text:p>
          </table:table-cell>
          <table:table-cell table:style-name="Table1.B3" office:value-type="string">
            <text:p text:style-name="P35"><text:span text:style-name="T48">ReceiveMessage</text:span>()</text:p>
            <text:p text:style-name="P37">Returns the oldest message received and buffered.</text:p>
          </table:table-cell>
        </table:table-row>
        <table:table-row>
          <table:table-cell table:style-name="Table1.A8" office:value-type="string">
            <text:p text:style-name="Preformatted_20_Text">void</text:p>
          </table:table-cell>
          <table:table-cell table:style-name="Table1.B8" office:value-type="string">
            <text:p text:style-name="P34">setBluetoothHelperListener(BluetoothHelperListener listener)</text:p>
            <text:p text:style-name="P36">Adds the specified listener to receive events from this BluetoothHelper.</text:p>
          </table:table-cell>
        </table:table-row>
        <table:table-row>
          <table:table-cell table:style-name="Table1.A3" office:value-type="string">
            <text:p text:style-name="P33">boolean</text:p>
          </table:table-cell>
          <table:table-cell table:style-name="Table1.B3" office:value-type="string">
            <text:p text:style-name="P35"><text:span text:style-name="T48">SendMessage</text:span>()</text:p>
            <text:p text:style-name="P37">Send a message to the remote device.</text:p>
          </table:table-cell>
        </table:table-row>
      </table:table>
      <text:h text:style-name="P89" text:outline-level="3"><text:soft-page-break/><text:span text:style-name="T24">Method</text:span> Detail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ClearBuffer</text:p>
          </table:table-cell>
        </table:table-row>
        <table:table-row>
          <table:table-cell table:style-name="Table3.A2" office:value-type="string">
            <text:p text:style-name="Preformatted_20_Text">public void ClearBuffer()</text:p>
            <text:p text:style-name="Preformatted_20_Text"/>
            <text:p text:style-name="P52">Clear all pending incoming and <text:span text:style-name="T42">outcoming</text:span> messages.</text:p>
            <text:p text:style-name="P57">It clears the inputMessageQueue and then the outputMessageQueue, <text:span text:style-name="T42">used by separate threads to perform communication.</text:span></text:p>
            <text:p text:style-name="P58">Normally this method is called by class itself during the Disconnection process, and should not be called.</text:p>
            <text:p text:style-name="P58">The method is public in case of particular user needs.</text:p>
          </table:table-cell>
        </table:table-row>
      </table:table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C<text:span text:style-name="T25">onnect</text:span></text:p>
          </table:table-cell>
        </table:table-row>
        <table:table-row>
          <table:table-cell table:style-name="Table4.A2" office:value-type="string">
            <text:p text:style-name="P74">public void Connect(String DeviceName)</text:p>
            <text:p text:style-name="P76"/>
            <text:p text:style-name="P38">Connects to the remote <text:span text:style-name="T27">device (server)</text:span> with the specified name.</text:p>
            <text:p text:style-name="P38">It bootstraps the connection to the paired device “DeviceName” if exists.</text:p>
            <text:p text:style-name="P41">The function does return immediately, when the connecti<text:span text:style-name="T42">on</text:span> process is <text:span text:style-name="T42">yet</text:span> in progress, <text:span text:style-name="T42">with no result</text:span>.</text:p>
            <text:p text:style-name="P41">You can receive a notification when the connection process is completed attaching <text:span text:style-name="T27">a</text:span> <text:span text:style-name="T4">BluetoothHelperListener</text:span>. <text:span text:style-name="T43">As an alternative you can chech the connection status with the </text:span><text:span text:style-name="T8">isConnected()</text:span><text:span text:style-name="T43"> method described below. </text:span><text:span text:style-name="T27">An </text:span><text:span text:style-name="T9">onBluetoothHelperConnectionStateChanged</text:span><text:span text:style-name="T27"> event occurs (if listener is attached) when the connection process terminates, returning the new status of the connection.</text:span></text:p>
            <text:p text:style-name="P48">In case of success, the class <text:span text:style-name="T42">will be</text:span> ready to communicate with the remote device.</text:p>
            <text:p text:style-name="P20">Parameters:</text:p>
            <text:p text:style-name="P59"><text:s text:c="3"/>DeviceName<text:span text:style-name="T13"> – The </text:span><text:span text:style-name="T22">DeviceN</text:span><text:span text:style-name="T13">ame of the </text:span><text:span text:style-name="T14">remote Device.</text:span></text:p>
            <text:p text:style-name="P26">See also:</text:p>
            <text:p text:style-name="P67"><text:s text:c="3"/><text:span text:style-name="T26">BluetoothAdapter, BluetoothAdapter.getBondedDevices(),</text:span></text:p>
            <text:p text:style-name="P69"><text:s text:c="3"/>BluetoothDevice.getName()</text:p>
            <text:p text:style-name="P42"/>
          </table:table-cell>
        </table:table-row>
      </table:table>
      <text:p text:style-name="P16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Disconnect</text:p>
          </table:table-cell>
        </table:table-row>
        <table:table-row>
          <table:table-cell table:style-name="Table5.A2" office:value-type="string">
            <text:p text:style-name="P70">public void <text:span text:style-name="T28">Disc</text:span>onnect()</text:p>
            <text:p text:style-name="P77"/>
            <text:p text:style-name="P39"><text:span text:style-name="T28">Disconnects</text:span> <text:span text:style-name="T28">from</text:span> the <text:span text:style-name="T28">connected</text:span> remote <text:span text:style-name="T27">device (server)</text:span>.</text:p>
            <text:p text:style-name="P48">The method closes the Streams, the Socket and terminates all the threads that manage the connection <text:span text:style-name="T42">and the communication</text:span>.</text:p>
            <text:p text:style-name="P47">An onBluetoothHelperConnectionStateChanged event occurs (if listener is attached) when <text:span text:style-name="T28">the</text:span> <text:span text:style-name="T28">dis</text:span>connection process terminates, returning the <text:span text:style-name="T28">new status</text:span> of the connection.</text:p>
            <text:p text:style-name="P43"/>
          </table:table-cell>
        </table:table-row>
      </table:table>
      <text:p text:style-name="P1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>Disconnect</text:p>
          </table:table-cell>
        </table:table-row>
        <table:table-row>
          <table:table-cell table:style-name="Table6.A2" office:value-type="string">
            <text:p text:style-name="P70">public void <text:span text:style-name="T28">Disc</text:span>onnect(<text:span text:style-name="T28">boolean ClearBuffer</text:span>)</text:p>
            <text:p text:style-name="P77"/>
            <text:p text:style-name="P39"><text:span text:style-name="T28">Disconnects</text:span> <text:span text:style-name="T28">from</text:span> the <text:span text:style-name="T28">connected</text:span> remote <text:span text:style-name="T27">device (server)</text:span>.</text:p>
            <text:p text:style-name="P48">The method closes the Streams, the Socket and terminates all the threads that manage the connection.</text:p>
            <text:p text:style-name="P48">Then it c<text:span text:style-name="T29">lear</text:span>s<text:span text:style-name="T29"> all pending incoming and outcoming messages, </text:span>if requested<text:span text:style-name="T29">.</text:span></text:p>
            <text:p text:style-name="P47">An onBluetoothHelperConnectionStateChanged event occurs (if listener is attached) when <text:span text:style-name="T28">the</text:span> <text:span text:style-name="T28">dis</text:span>connection process terminates, returning the <text:span text:style-name="T28">new status</text:span> of the connection.</text:p>
            <text:p text:style-name="P21">Parameters:</text:p>
            <text:p text:style-name="P60"><text:s text:c="3"/><text:span text:style-name="T28">ClearBuffer</text:span><text:span text:style-name="T13"> – </text:span><text:span text:style-name="T15">If true, disconnects</text:span><text:span text:style-name="T13"> </text:span><text:span text:style-name="T15">from</text:span><text:span text:style-name="T13"> the remote </text:span><text:span text:style-name="T17">device</text:span><text:span text:style-name="T15"> clearing </text:span><text:span text:style-name="T16">all pending incoming </text:span><text:span text:style-name="T22">outcoming</text:span></text:p>
            <text:p text:style-name="P60"><text:s text:c="17"/><text:span text:style-name="T16">messages</text:span><text:span text:style-name="T14">; </text:span><text:span text:style-name="T15">otherwise, disconnects </text:span><text:span text:style-name="T22">without touching</text:span><text:span text:style-name="T15"> the queue</text:span><text:span text:style-name="T22">s</text:span><text:span text:style-name="T15">.</text:span></text:p>
            <text:p text:style-name="P43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isConnected</text:p>
          </table:table-cell>
        </table:table-row>
        <table:table-row>
          <table:table-cell table:style-name="Table7.A2" office:value-type="string">
            <text:p text:style-name="P71">public <text:span text:style-name="T30">boolean</text:span> <text:span text:style-name="T30">is</text:span>Connect<text:span text:style-name="T30">ed</text:span>()</text:p>
            <text:p text:style-name="P78"/>
            <text:p text:style-name="P40"><text:span text:style-name="T29">Returns the state of the connection</text:span>.</text:p>
            <text:p text:style-name="P49">The method returns <text:span text:style-name="T4">true</text:span> only if all the streams opened for communication are opened.</text:p>
            <text:p text:style-name="P49"><text:span text:style-name="T44">I</text:span>t return <text:span text:style-name="T4">false</text:span> also in case of connection in progress.</text:p>
            <text:p text:style-name="P22"><text:span text:style-name="T30">Returns</text:span>:</text:p>
            <text:p text:style-name="P61"><text:s text:c="3"/><text:span text:style-name="T13">The </text:span><text:span text:style-name="T16">the connection state:</text:span><text:span text:style-name="T14"> </text:span><text:span text:style-name="T6">true</text:span><text:span text:style-name="T18"> if the connection is open</text:span><text:span text:style-name="T19">ed</text:span><text:span text:style-name="T18">, </text:span><text:span text:style-name="T6">false</text:span><text:span text:style-name="T18"> otherwhise.</text:span></text:p>
            <text:p text:style-name="P44"/>
          </table:table-cell>
        </table:table-row>
      </table:table>
      <text:p text:style-name="P1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<text:span text:style-name="T48">ReceiveMessage</text:span></text:p>
          </table:table-cell>
        </table:table-row>
        <table:table-row>
          <table:table-cell table:style-name="Table8.A2" office:value-type="string">
            <text:p text:style-name="P72"><text:span text:style-name="T31">public String ReceiveMessage</text:span>()</text:p>
            <text:p text:style-name="P79"/>
            <text:p text:style-name="P50">Returns the oldest message received and buffered.</text:p>
            <text:p text:style-name="P53">The incoming messages are asynchronously stored in a <text:span text:style-name="T5">LinkedBlockingQueue</text:span>.</text:p>
            <text:p text:style-name="P53">With this method you can get the oldest received message that you have not yet read. That message is deleted from the queue. Each time you call <text:span text:style-name="T48">ReceiveMessage</text:span> method you'll <text:span text:style-name="T48">obtain</text:span> the next unread message.</text:p>
            <text:p text:style-name="P53"/>
            <text:p text:style-name="P82">Please note that the preferred method to receive messages is attaching a listener, with the <text:span text:style-name="T4">setBluetoothHelperListener</text:span><text:span text:style-name="T28"> </text:span>method described below.</text:p>
            <text:p text:style-name="P82">If the listener is attached, <text:span text:style-name="T10">ReceiveMessage</text:span> will <text:span text:style-name="T32">ever</text:span> returns an empty string, because each received message is sent directly to the attached listener.</text:p>
            <text:p text:style-name="P23"><text:span text:style-name="T31">Returns</text:span>:</text:p>
            <text:p text:style-name="P62"><text:s text:c="3"/><text:span text:style-name="T13">The </text:span><text:span text:style-name="T20">S</text:span><text:span text:style-name="T19">tring containing the message</text:span><text:span text:style-name="T14">. </text:span><text:span text:style-name="T19">An empty string otherwise.</text:span></text:p>
            <text:p text:style-name="P27">See also:</text:p>
            <text:p text:style-name="P68"><text:s text:c="3"/><text:span text:style-name="T36">BluetoothHelper.setBluetoothHelperListener(BluetoothHelperListener listener)</text:span></text:p>
            <text:p text:style-name="P45"/>
          </table:table-cell>
        </table:table-row>
      </table:table>
      <text:p text:style-name="P18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setBluetoothHelperListener</text:p>
          </table:table-cell>
        </table:table-row>
        <table:table-row>
          <table:table-cell table:style-name="Table9.A2" office:value-type="string">
            <text:p text:style-name="P73">public void <text:span text:style-name="T37">setBluetoothHelperListener(BluetoothHelperListener listener)</text:span></text:p>
            <text:p text:style-name="P80"/>
            <text:p text:style-name="P54">Adds the specified BluetoothHelper listener to receive events from this class. Events occur when a message is received, or the connection status is changed. If it is null, no exception is thrown and no action is performed.</text:p>
            <text:p text:style-name="P54">This is the preferred method to receive messages.</text:p>
            <text:p text:style-name="P54"/>
            <text:p text:style-name="P54">Each message you'll receive will be notified <text:span text:style-name="T41">with</text:span> a:</text:p>
            <text:p text:style-name="P66"><text:s text:c="3"/><text:span text:style-name="T47">public void</text:span></text:p>
            <text:p text:style-name="P66"><text:s text:c="3"/>onBluetoothHelperMessageReceived(BluetoothHelper bluetoothhelper,</text:p>
            <text:p text:style-name="P65"><text:s text:c="36"/>String message)</text:p>
            <text:p text:style-name="P54"/>
            <text:p text:style-name="P55">Each time the status of the connection changes will be notified with a:</text:p>
            <text:p text:style-name="P66"><text:s text:c="3"/><text:span text:style-name="T46">public void</text:span></text:p>
            <text:p text:style-name="P66"><text:s text:c="3"/>onBluetoothHelperConnectionStateChanged(BluetoothHelper bluetoothhelper,</text:p>
            <text:p text:style-name="P65"><text:s text:c="43"/>boolean isConnected)</text:p>
            <text:p text:style-name="P24">Parameters:</text:p>
            <text:p text:style-name="P63"><text:s text:c="3"/><text:span text:style-name="T41">listener</text:span><text:span text:style-name="T13"> – The </text:span><text:span text:style-name="T21">BluetoothHelperListener</text:span><text:span text:style-name="T14">.</text:span></text:p>
            <text:p text:style-name="P46"/>
          </table:table-cell>
        </table:table-row>
      </table:table>
      <text:p text:style-name="P1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span text:style-name="T48">SendMessage</text:span></text:p>
          </table:table-cell>
        </table:table-row>
        <table:table-row>
          <table:table-cell table:style-name="Table10.A2" office:value-type="string">
            <text:p text:style-name="P75"><text:span text:style-name="T31">public boolean SendMessage</text:span>(<text:span text:style-name="T41">String msg</text:span>)</text:p>
            <text:p text:style-name="P81"/>
            <text:p text:style-name="P51">Send a message to the remote device.</text:p>
            <text:p text:style-name="P56">The message is stored in a <text:span text:style-name="T5">LinkedBlockingQueue</text:span> and asynchronously sent to the remote device by the dedicate thread.<text:span text:style-name="T34"> </text:span><text:span text:style-name="T33">The function returns true if the message is stored in the sending queue.</text:span></text:p>
            <text:p text:style-name="P25"><text:span text:style-name="T31">Returns</text:span>:</text:p>
            <text:p text:style-name="P64"><text:s text:c="3"/><text:span text:style-name="T41">true</text:span><text:span text:style-name="T35"> if the message is stored in the sending queue</text:span><text:span text:style-name="T19">. </text:span><text:span text:style-name="T7">false</text:span><text:span text:style-name="T21"> if a problem occurs.</text:span></text:p>
            <text:p text:style-name="P5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fo:font-size="10pt" fo:font-style="italic" officeooo:rsid="00306b78" officeooo:paragraph-rsid="00306b78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313944"/>
    </style:style>
    <style:style style:name="MT2" style:family="text">
      <style:text-properties officeooo:rsid="003467c3"/>
    </style:style>
    <style:page-layout style:name="Mpm1">
      <style:page-layout-properties fo:page-width="21.001cm" fo:page-height="29.7cm" style:num-format="1" style:print-orientation="portrait" fo:margin-top="1.101cm" fo:margin-bottom="1.1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BluetoothHelper API <text:span text:style-name="MT1">D</text:span>ocumentation – <text:span text:style-name="MT2">06 feb 2016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ziano Capelli</meta:initial-creator>
    <meta:creation-date>2016-02-05T21:17:55.732444193</meta:creation-date>
    <dc:date>2016-02-06T22:27:20.060662580</dc:date>
    <dc:creator>Graziano Capelli</dc:creator>
    <meta:editing-duration>PT2H18M43S</meta:editing-duration>
    <meta:editing-cycles>42</meta:editing-cycles>
    <meta:generator>LibreOffice/4.4.7.2$Linux_X86_64 LibreOffice_project/40$Build-2</meta:generator>
    <meta:printed-by>Graziano Capelli</meta:printed-by>
    <meta:print-date>2016-02-06T12:29:35.240594118</meta:print-date>
    <meta:document-statistic meta:table-count="10" meta:image-count="0" meta:object-count="0" meta:page-count="4" meta:paragraph-count="111" meta:word-count="861" meta:character-count="6421" meta:non-whitespace-character-count="5532"/>
  </office:meta>
</office:document-meta>
</file>